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e12b" officeooo:paragraph-rsid="0019e12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e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3rd</text:span> of <text:span text:style-name="T4">February</text:span> 202<text:span text:style-name="T3">1</text:span> under the <text:span text:style-name="T5">43rd</text:span> PA Meeting.</text:p>
      <text:p text:style-name="P1"/>
      <text:p text:style-name="P1">The Assembly, recognising the current situation,</text:p>
      <text:p text:style-name="P1"/>
      <text:p text:style-name="P4">Constitutes the need to re-re-schedule the meeting imposed by M24-3 (Motion 24-3: To normalise relationships, currently there are a lot of relationships between communities which are assymetric (eg. one thinks its friendly the other hostile). We should normalise these and hold a roundatable to improve overall relations and solve disputes), because it still hasn’t happened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4">WilliamAC8</text:p>
      <text:p text:style-name="P1"/>
      <text:p text:style-name="P1"/>
      <text:p text:style-name="P1"/>
      <text:p text:style-name="Standard"><text:span text:style-name="T1">[</text:span><text:span text:style-name="T2">Motion 43-3: To re-re-schedule the meeting imposed by M24-3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23T13:19:13.996843201</dc:date>
    <meta:editing-duration>PT2M44S</meta:editing-duration>
    <meta:editing-cycles>5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8" meta:word-count="91" meta:character-count="612" meta:non-whitespace-character-count="529"/>
  </office:meta>
</office:document-meta>
</file>